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13;20/06/2018 23:58:4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942497386"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354949870" text:style-name="L2">
        <text:list-item>
          <text:p text:style-name="P47">Version 2.1.2 :</text:p>
        </text:list-item>
      </text:list>
      <text:list xml:id="list1625778347" text:style-name="L3">
        <text:list-item>
          <text:list>
            <text:list-item>
              <text:p text:style-name="P48">Localized help : resolved non-functional hyperlink due to API incompatibility introduced by Apache OpenOffice 4.1 (and LibreOffice 4.0).</text:p>
            </text:list-item>
          </text:list>
        </text:list-item>
      </text:list>
      <text:list xml:id="list235843470186905" text:continue-list="list2354949870" text:style-name="L2">
        <text:list-item>
          <text:p text:style-name="P47">Version 2.1.1 :</text:p>
        </text:list-item>
      </text:list>
      <text:list xml:id="list3043317455"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235842658196648" text:continue-list="list235843470186905" text:style-name="L2">
        <text:list-item>
          <text:p text:style-name="P47">Version 2.1.0 :</text:p>
        </text:list-item>
      </text:list>
      <text:list xml:id="list1162738215"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235843567472817" text:continue-list="list235842658196648" text:style-name="L2">
        <text:list-item>
          <text:p text:style-name="P47">Version 2.0.0 :</text:p>
        </text:list-item>
      </text:list>
      <text:list xml:id="list3014578708"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235843016173640" text:continue-list="list235843567472817" text:style-name="L2">
        <text:list-item>
          <text:p text:style-name="P47">Version 1.5.3 :</text:p>
        </text:list-item>
      </text:list>
      <text:list xml:id="list881031849"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965305357"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text:soft-page-break/>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73066464"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25511666"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08539677"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595755911" text:style-name="L12">
        <text:list-item text:start-value="1">
          <text:p text:style-name="P57">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418594304"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4041135949"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432727910"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005650898"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05571204" text:style-name="L17">
        <text:list-item>
          <text:p text:style-name="P62">Arg1 : <text:span text:style-name="InstructionMacro">String</text:span> : mandatory, type of control used for the button</text:p>
        </text:list-item>
      </text:list>
      <text:list xml:id="list1460374488"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62824154"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96428010"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812504369"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52038288"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05819662"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34086396"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861955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287810193"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0189821"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52406175"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112683169"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129068765"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26497985"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90591451"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19348868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41120270"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391392106"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6329801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7335107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52880437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584320552460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5888641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17450058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3630073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5842915439999" text:continue-list="list56329801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5842788858344" text:continue-list="list23584320552460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235843493013207" text:continue-list="list23584291543999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1" meta:paragraph-count="2855" meta:word-count="39317" meta:character-count="259634" meta:non-whitespace-character-count="219052"/>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 add instructions here, see Template1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